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2f596"/>
    </style:style>
    <style:style style:name="P2" style:family="paragraph" style:parent-style-name="Heading_20_3">
      <style:paragraph-properties fo:margin-left="0cm" fo:margin-right="0cm" fo:text-align="start" style:justify-single-word="false" fo:text-indent="0cm" style:auto-text-indent="false"/>
      <style:text-properties officeooo:paragraph-rsid="0002f596"/>
    </style:style>
    <style:style style:name="P3" style:family="paragraph" style:parent-style-name="Heading_20_3">
      <style:text-properties style:text-underline-style="none" officeooo:paragraph-rsid="000445f5"/>
    </style:style>
    <style:style style:name="P4" style:family="paragraph" style:parent-style-name="Standard">
      <style:paragraph-properties fo:margin-left="0cm" fo:margin-right="0cm" fo:text-indent="0cm" style:auto-text-indent="false"/>
      <style:text-properties style:font-name="Calibri"/>
    </style:style>
    <style:style style:name="P5" style:family="paragraph" style:parent-style-name="Text_20_body">
      <style:paragraph-properties fo:break-before="page"/>
    </style:style>
    <style:style style:name="P6" style:family="paragraph" style:parent-style-name="Heading_20_3">
      <style:paragraph-properties fo:margin-left="0cm" fo:margin-right="0cm" fo:text-align="center" style:justify-single-word="false" fo:text-indent="0cm" style:auto-text-indent="false"/>
      <style:text-properties style:font-name="Calibri" style:text-underline-style="solid" style:text-underline-width="auto" style:text-underline-color="font-color" officeooo:paragraph-rsid="0002f596"/>
    </style:style>
    <style:style style:name="P7" style:family="paragraph" style:parent-style-name="Heading_20_3">
      <style:text-properties officeooo:paragraph-rsid="0002f596"/>
    </style:style>
    <style:style style:name="P8" style:family="paragraph" style:parent-style-name="Heading_20_4">
      <style:text-properties officeooo:paragraph-rsid="000445f5"/>
    </style:style>
    <style:style style:name="P9" style:family="paragraph" style:parent-style-name="Text_20_body" style:list-style-name="L1"/>
    <style:style style:name="P10" style:family="paragraph" style:parent-style-name="Text_20_body" style:list-style-name="L1">
      <style:text-properties officeooo:paragraph-rsid="0002f596"/>
    </style:style>
    <style:style style:name="P11" style:family="paragraph" style:parent-style-name="Text_20_body" style:list-style-name="L2">
      <style:text-properties officeooo:paragraph-rsid="0002f596"/>
    </style:style>
    <style:style style:name="P12" style:family="paragraph" style:parent-style-name="Text_20_body" style:list-style-name="L3">
      <style:text-properties officeooo:paragraph-rsid="0002f596"/>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9">
      <style:text-properties officeooo:paragraph-rsid="0008cb75"/>
    </style:style>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9">
      <style:text-properties fo:font-weight="bold" officeooo:rsid="0008cb75" officeooo:paragraph-rsid="0008cb75" style:font-weight-asian="bold" style:font-weight-complex="bold"/>
    </style:style>
    <style:style style:name="P26" style:family="paragraph" style:parent-style-name="Text_20_body">
      <style:text-properties officeooo:paragraph-rsid="0002f596"/>
    </style:style>
    <style:style style:name="T1" style:family="text">
      <style:text-properties style:text-underline-style="solid" style:text-underline-width="auto" style:text-underline-color="font-color"/>
    </style:style>
    <style:style style:name="T2" style:family="text">
      <style:text-properties style:text-underline-style="none" officeooo:rsid="0002f596"/>
    </style:style>
    <style:style style:name="T3" style:family="text">
      <style:text-properties officeooo:rsid="0008cb75"/>
    </style:style>
    <style:style style:name="T4" style:family="text">
      <style:text-properties fo:font-weight="bold" officeooo:rsid="0008cb75" style:font-weight-asian="bold" style:font-weight-complex="bold"/>
    </style:style>
    <style:style style:name="T5" style:family="text">
      <style:text-properties fo:font-weight="normal" style:font-weight-asian="normal"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Sommaire</text:h>
      <text:h text:style-name="P2" text:outline-level="3"><text:span text:style-name="T2">I. </text:span><text:span text:style-name="T1">Introduction</text:span></text:h>
      <text:h text:style-name="P1" text:outline-level="3">II. <text:span text:style-name="T1">Description des Composants</text:span></text:h>
      <text:list text:style-name="L1">
        <text:list-item>
          <text:list>
            <text:list-item>
              <text:p text:style-name="P9">Restaurant</text:p>
            </text:list-item>
            <text:list-item>
              <text:p text:style-name="P9">Compartiments du Buffet</text:p>
            </text:list-item>
            <text:list-item>
              <text:p text:style-name="P9">Employé du Buffet</text:p>
            </text:list-item>
            <text:list-item>
              <text:p text:style-name="P9">Stand de Cuisson et Cuisinier</text:p>
            </text:list-item>
            <text:list-item>
              <text:p text:style-name="P10">Clients </text:p>
            </text:list-item>
          </text:list>
        </text:list-item>
      </text:list>
      <text:h text:style-name="Heading_20_3" text:outline-level="3">III. <text:span text:style-name="T1">Choix d'Implémentation</text:span></text:h>
      <text:list text:style-name="L2">
        <text:list-item>
          <text:list>
            <text:list-item>
              <text:list>
                <text:list-item>
                  <text:p text:style-name="P11">Utilisation de Threads</text:p>
                </text:list-item>
                <text:list-item>
                  <text:p text:style-name="P11">Synchronisation </text:p>
                </text:list-item>
              </text:list>
            </text:list-item>
          </text:list>
        </text:list-item>
      </text:list>
      <text:h text:style-name="Heading_20_3" text:outline-level="3">IV. <text:span text:style-name="T1">Problèmes de Synchronisation et Solutions</text:span></text:h>
      <text:list text:style-name="L3">
        <text:list-item>
          <text:list>
            <text:list-item>
              <text:list>
                <text:list-item>
                  <text:p text:style-name="P12">Accès aux Compartiments</text:p>
                </text:list-item>
                <text:list-item>
                  <text:p text:style-name="P12">Gestion du Stock</text:p>
                </text:list-item>
                <text:list-item>
                  <text:p text:style-name="P12">Stand de Cuisson</text:p>
                </text:list-item>
                <text:list-item>
                  <text:p text:style-name="P12">Gestion des Places dans le Restaurant </text:p>
                </text:list-item>
              </text:list>
            </text:list-item>
          </text:list>
        </text:list-item>
      </text:list>
      <text:h text:style-name="P3" text:outline-level="3">V. <text:span text:style-name="T1">Conclusion</text:span></text:h>
      <text:p text:style-name="P5"/>
      <text:h text:style-name="P1" text:outline-level="3">I. <text:span text:style-name="T1">Introduction</text:span></text:h>
      <text:p text:style-name="P26"><text:span text:style-name="T1"/></text:p>
      <text:p text:style-name="Text_20_body">Ce projet vise à simuler le fonctionnement d'un restaurant pour améliorer la fluidité de son service en utilisant des techniques de programmation multithreadée. L'objectif est de modéliser les interactions entre les clients et les employés, ainsi que de gérer les conflits d'accès aux ressources partagées. La simulation inclut les éléments suivants : un restaurant avec une capacité limitée de 25 places, un buffet avec plusieurs compartiments, des clients, un employé pour le réapprovisionnement, un stand de cuisson et un cuisinier.</text:p>
      <text:p text:style-name="Text_20_body"/>
      <text:h text:style-name="Heading_20_3" text:outline-level="3">II. <text:span text:style-name="T1">Description des Composants</text:span></text:h>
      <text:h text:style-name="P8" text:outline-level="4"><text:tab/>1. <text:span text:style-name="T1">Restaurant</text:span></text:h>
      <text:p text:style-name="Text_20_body"/>
      <text:list text:style-name="L4">
        <text:list-item>
          <text:list>
            <text:list-item>
              <text:p text:style-name="P13"><text:span text:style-name="Strong_20_Emphasis">Nombre de places limité à 25</text:span> : Le restaurant peut accueillir un maximum de 25 clients à la fois. Les clients supplémentaires attendent à l'extérieur si le restaurant est plein.</text:p>
            </text:list-item>
            <text:list-item>
              <text:p text:style-name="P13"><text:span text:style-name="Strong_20_Emphasis">Initialisation</text:span> : Le restaurant initialise les compartiments du buffet, les clients, l'employé et le stand de cuisson.</text:p>
              <text:p text:style-name="P13"/>
            </text:list-item>
          </text:list>
        </text:list-item>
      </text:list>
      <text:h text:style-name="Heading_20_4" text:outline-level="4" text:is-list-header="true"><text:tab/>2. <text:span text:style-name="T1">Compartiments du Buffet</text:span></text:h>
      <text:list text:style-name="L5">
        <text:list-item>
          <text:list>
            <text:list-header>
              <text:p text:style-name="P14"><text:span text:style-name="Strong_20_Emphasis"/></text:p>
            </text:list-header>
            <text:list-item>
              <text:p text:style-name="P14"><text:span text:style-name="Strong_20_Emphasis">Quatre compartiments</text:span> : Poisson cru, viande crue, légumes crus, nouilles froides. Chaque compartiment contient initialement 1 kg de nourriture.</text:p>
            </text:list-item>
            <text:list-item>
              <text:p text:style-name="P14"><text:span text:style-name="Strong_20_Emphasis">Accès concurrent</text:span> : Les clients et l'employé peuvent accéder au buffet simultanément, mais pas au même compartiment en même temps. La synchronisation est gérée pour éviter les conflits d'accès.</text:p>
              <text:p text:style-name="P14"/>
            </text:list-item>
          </text:list>
        </text:list-item>
      </text:list>
      <text:h text:style-name="Heading_20_4" text:outline-level="4" text:is-list-header="true"><text:tab/>3. <text:span text:style-name="T1">Employé du Buffet</text:span></text:h>
      <text:p text:style-name="Text_20_body"/>
      <text:list text:style-name="L6">
        <text:list-item>
          <text:list>
            <text:list-item>
              <text:p text:style-name="P15"><text:span text:style-name="Strong_20_Emphasis">Réapprovisionnement</text:span> : L'employé vérifie régulièrement les niveaux de nourriture et réapprovisionne les compartiments lorsque le stock tombe en dessous de 100 g. L'employé n'est jamais à court de nourriture.</text:p>
              <text:p text:style-name="P15"/>
            </text:list-item>
          </text:list>
        </text:list-item>
      </text:list>
      <text:h text:style-name="Heading_20_4" text:outline-level="4" text:is-list-header="true"><text:soft-page-break/><text:tab/>4. <text:span text:style-name="T1">Stand de Cuisson et Cuisinier</text:span></text:h>
      <text:p text:style-name="Text_20_body"/>
      <text:list text:style-name="L7">
        <text:list-item>
          <text:list>
            <text:list-item>
              <text:p text:style-name="P16"><text:span text:style-name="Strong_20_Emphasis">Cuisson</text:span> : Les clients doivent passer au stand de cuisson après avoir rempli leur assiette. Le cuisinier cuit les plats un par un, sans nécessairement respecter l'ordre d'arrivée des clients.</text:p>
              <text:p text:style-name="P16"/>
            </text:list-item>
          </text:list>
        </text:list-item>
      </text:list>
      <text:h text:style-name="Heading_20_4" text:outline-level="4" text:is-list-header="true"><text:tab/>5. <text:span text:style-name="T1">Clients</text:span></text:h>
      <text:p text:style-name="Text_20_body"/>
      <text:list text:style-name="L8">
        <text:list-item>
          <text:list>
            <text:list-item>
              <text:p text:style-name="P17"><text:span text:style-name="Strong_20_Emphasis">Cycle des clients</text:span> : Entrer dans le restaurant, se servir au buffet, attendre la cuisson, manger, puis sortir. Chaque client suit ce cycle de manière autonome en tant que thread.</text:p>
              <text:p text:style-name="P17"/>
            </text:list-item>
          </text:list>
        </text:list-item>
      </text:list>
      <text:h text:style-name="Heading_20_3" text:outline-level="3">III. <text:span text:style-name="T1">Choix d'Implémentation</text:span></text:h>
      <text:h text:style-name="Heading_20_4" text:outline-level="4"><text:tab/>1. <text:span text:style-name="T1">Utilisation de Threads</text:span></text:h>
      <text:p text:style-name="Text_20_body"/>
      <text:list text:style-name="L9">
        <text:list-item>
          <text:list>
            <text:list-item>
              <text:p text:style-name="P18"><text:span text:style-name="Strong_20_Emphasis">Classe Client</text:span> : Chaque client est un thread indépendant, permettant de simuler des actions concurrentes telles que se servir au buffet et attendre la cuisson.</text:p>
            </text:list-item>
            <text:list-item>
              <text:p text:style-name="P18"><text:span text:style-name="Strong_20_Emphasis">Classes Employé et Cuisinier</text:span> : Ces classes sont également implémentées en tant que threads pour gérer les opérations de réapprovisionnement et de cuisson.</text:p>
            </text:list-item>
            <text:list-item>
              <text:p text:style-name="P19"><text:span text:style-name="T4">La classe compartiment : </text:span><text:span text:style-name="T3">a été choisi comme moniteur car les operations devaientr se synchronisées au niveau de chaque compartiment. Si on utilisait une classe buffet comme moniteur en lieu et place de Compartiment,cela serait trop contraignant à gérer</text:span></text:p>
            </text:list-item>
            <text:list-item>
              <text:p text:style-name="P25">La classe Stand de cuisson :<text:span text:style-name="T5"> a aussi été choisie comme moniteur pour pouvoir synchroniser les opérations de cuisson. Nous avons aussi ajouté une autre opération demander cuisson pour pouvoir mieux gérer la manière dont le client reçoit les plats des clients et comment il les traite. Les clients quittent le buffet pour se rendre au stand de cuisson et font une demande pour pouvoir cuire leurs plats. Et c’est à l’ordonnanceur d’attribuer au cuisinier, de façon aléatoire peut importe l’ordre d’arriver des clients, le plat qui serai traité.</text:span></text:p>
            </text:list-item>
          </text:list>
        </text:list-item>
      </text:list>
      <text:h text:style-name="Heading_20_4" text:outline-level="4" text:is-list-header="true"><text:tab/>2. <text:span text:style-name="T1">Synchronisation</text:span></text:h>
      <text:p text:style-name="Text_20_body"/>
      <text:list text:style-name="L10">
        <text:list-item>
          <text:list>
            <text:list-item>
              <text:p text:style-name="P20"><text:span text:style-name="Strong_20_Emphasis">Méthode synchronized</text:span> : Utilisée pour gérer l'accès concurrent aux compartiments et au stand de cuisson, évitant les conflits et garantissant la sécurité des threads.</text:p>
            </text:list-item>
            <text:list-item>
              <text:p text:style-name="P20"><text:span text:style-name="Strong_20_Emphasis">wait() et notify() / notifyAll()</text:span> : Utilisés pour gérer les attentes et les notifications entre les clients, l'employé et le cuisinier.</text:p>
              <text:p text:style-name="P20"><text:soft-page-break/></text:p>
            </text:list-item>
          </text:list>
        </text:list-item>
      </text:list>
      <text:h text:style-name="Heading_20_3" text:outline-level="3">IV. <text:span text:style-name="T1">Problèmes de Synchronisation et Solutions</text:span></text:h>
      <text:p text:style-name="Text_20_body"><text:span text:style-name="T1"/></text:p>
      <text:h text:style-name="Heading_20_4" text:outline-level="4"><text:tab/>1. <text:span text:style-name="T1">Accès aux Compartiments</text:span></text:h>
      <text:p text:style-name="Text_20_body"/>
      <text:list text:style-name="L11">
        <text:list-item>
          <text:list>
            <text:list-item>
              <text:p text:style-name="P21"><text:span text:style-name="Strong_20_Emphasis">Problème</text:span> : Concurrence entre clients pour accéder au même compartiment.</text:p>
            </text:list-item>
            <text:list-item>
              <text:p text:style-name="P21"><text:span text:style-name="Strong_20_Emphasis">Solution</text:span> : Utilisation de <text:span text:style-name="Source_20_Text">synchronized</text:span> sur les méthodes <text:span text:style-name="Source_20_Text">prendreNourriture</text:span> et <text:span text:style-name="Source_20_Text">approvisionner</text:span> pour assurer l'accès exclusif. <text:span text:style-name="Source_20_Text">wait()</text:span> et <text:span text:style-name="Source_20_Text">notifyAll()</text:span> sont utilisés pour gérer les attentes des clients lorsque le stock est insuffisant.</text:p>
            </text:list-item>
          </text:list>
        </text:list-item>
      </text:list>
      <text:h text:style-name="Heading_20_4" text:outline-level="4" text:is-list-header="true"><text:tab/>2. <text:span text:style-name="T1">Gestion du Stock</text:span></text:h>
      <text:p text:style-name="Text_20_body"/>
      <text:list text:style-name="L12">
        <text:list-item>
          <text:list>
            <text:list-item>
              <text:p text:style-name="P22"><text:span text:style-name="Strong_20_Emphasis">Problème</text:span> : Réapprovisionnement pendant que les clients se servent.</text:p>
            </text:list-item>
            <text:list-item>
              <text:p text:style-name="P22"><text:span text:style-name="Strong_20_Emphasis">Solution</text:span> : L'employé attend que le compartiment soit libre avant de le réapprovisionner, utilisant <text:span text:style-name="Source_20_Text">wait()</text:span> et <text:span text:style-name="Source_20_Text">notifyAll()</text:span>. Cela évite les conflits entre le réapprovisionnement et le service des clients.</text:p>
              <text:p text:style-name="P22"/>
            </text:list-item>
          </text:list>
        </text:list-item>
      </text:list>
      <text:h text:style-name="Heading_20_4" text:outline-level="4" text:is-list-header="true"><text:tab/>3. <text:span text:style-name="T1">Stand de Cuisson</text:span></text:h>
      <text:p text:style-name="Text_20_body"/>
      <text:list text:style-name="L13">
        <text:list-item>
          <text:list>
            <text:list-item>
              <text:p text:style-name="P23"><text:span text:style-name="Strong_20_Emphasis">Problème</text:span> : Synchronisation entre les clients et le cuisinier.</text:p>
            </text:list-item>
            <text:list-item>
              <text:p text:style-name="P23"><text:span text:style-name="Strong_20_Emphasis">Solution</text:span> : Utilisation de <text:span text:style-name="Source_20_Text">synchronized</text:span> sur les méthodes du stand de cuisson. Les clients utilisent <text:span text:style-name="Source_20_Text">wait()</text:span> lorsqu'ils demandent la cuisson, et le cuisinier utilise <text:span text:style-name="Source_20_Text">notifyAll()</text:span> après avoir terminé la cuisson pour s'assurer que les clients et le cuisinier sont correctement synchronisés.</text:p>
              <text:p text:style-name="P23"/>
            </text:list-item>
          </text:list>
        </text:list-item>
      </text:list>
      <text:h text:style-name="Heading_20_4" text:outline-level="4" text:is-list-header="true"><text:tab/>4. <text:span text:style-name="T1">Gestion des Places dans le Restaurant</text:span></text:h>
      <text:p text:style-name="Text_20_body"/>
      <text:list text:style-name="L14">
        <text:list-item>
          <text:list>
            <text:list-item>
              <text:p text:style-name="P24"><text:span text:style-name="Strong_20_Emphasis">Problème</text:span> : Concurrence pour entrer dans le restaurant.</text:p>
            </text:list-item>
            <text:list-item>
              <text:p text:style-name="P24"><text:span text:style-name="Strong_20_Emphasis">Solution</text:span> : Verrou sur la classe <text:span text:style-name="Source_20_Text">Restaurant</text:span> pour gérer l'attente et l'entrée des clients. <text:span text:style-name="Source_20_Text">wait()</text:span> et <text:span text:style-name="Source_20_Text">notify()</text:span> sont utilisés pour gérer les files d'attente et l'occupation des places.</text:p>
              <text:p text:style-name="P24"/>
            </text:list-item>
          </text:list>
        </text:list-item>
      </text:list>
      <text:h text:style-name="Heading_20_3" text:outline-level="3"><text:soft-page-break/>V. <text:span text:style-name="T1">Conclusion</text:span></text:h>
      <text:p text:style-name="Text_20_body"><text:span text:style-name="T1"/></text:p>
      <text:p text:style-name="Text_20_body">Ce projet simule efficacement le fonctionnement concurrentiel d'un restaurant en utilisant des techniques de programmation multithreadée et des mécanismes de synchronisation. Les choix d'implémentation assurent une fluidité et une sécurité des opérations, permettant une gestion efficace des ressources partagées et une meilleure expérience pour les clients.</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2T03:13:38.695000000</meta:creation-date>
    <dc:date>2024-12-12T10:51:10.582000000</dc:date>
    <meta:editing-duration>PT7M23S</meta:editing-duration>
    <meta:editing-cycles>2</meta:editing-cycles>
    <meta:generator>LibreOffice/24.2.2.2$Windows_X86_64 LibreOffice_project/d56cc158d8a96260b836f100ef4b4ef25d6f1a01</meta:generator>
    <meta:document-statistic meta:table-count="0" meta:image-count="0" meta:object-count="0" meta:page-count="5" meta:paragraph-count="66" meta:word-count="848" meta:character-count="5441" meta:non-whitespace-character-count="4677"/>
  </office:meta>
</office:document-meta>
</file>